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ximaNova" svg:font-family="ProximaNova, Helvetica, Arial, sans-serif"/>
    <style:font-face style:name="Roboto" svg:font-family="Roboto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-0.5209in" style:auto-text-indent="false"/>
      <style:text-properties officeooo:paragraph-rsid="00138dea"/>
    </style:style>
    <style:style style:name="P2" style:family="paragraph" style:parent-style-name="Standard">
      <style:paragraph-properties fo:margin-left="0in" fo:margin-right="0in" fo:margin-top="0in" fo:margin-bottom="0in" style:contextual-spacing="false" fo:orphans="2" fo:widows="2" fo:text-indent="-0.5209in" style:auto-text-indent="false"/>
      <style:text-properties officeooo:rsid="00138dea" officeooo:paragraph-rsid="00138dea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2" fo:widows="2" fo:text-indent="-0.5209in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3b38d" officeooo:paragraph-rsid="0013b38d"/>
    </style:style>
    <style:style style:name="P4" style:family="paragraph" style:parent-style-name="Standard">
      <style:paragraph-properties fo:margin-left="0in" fo:margin-right="0in" fo:margin-top="0in" fo:margin-bottom="0in" style:contextual-spacing="false" fo:orphans="2" fo:widows="2" fo:text-indent="-0.5209in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3b38d" officeooo:paragraph-rsid="00154a19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-0.5209in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54a19" officeooo:paragraph-rsid="00154a19"/>
    </style:style>
    <style:style style:name="T1" style:family="text">
      <style:text-properties fo:font-variant="normal" fo:text-transform="none" fo:color="#000000" loext:opacity="100%" style:font-name="ProximaNova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ProximaNova" fo:font-size="13.5pt" fo:letter-spacing="normal" fo:font-style="normal" fo:font-weight="normal" officeooo:rsid="00138dea"/>
    </style:style>
    <style:style style:name="T3" style:family="text">
      <style:text-properties fo:font-variant="normal" fo:text-transform="none" fo:color="#000000" loext:opacity="100%" style:font-name="ProximaNova" fo:font-size="13.5pt" fo:letter-spacing="normal" fo:font-style="normal" fo:font-weight="normal" style:font-style-asian="normal" style:font-style-complex="normal"/>
    </style:style>
    <style:style style:name="T4" style:family="text">
      <style:text-properties fo:font-variant="normal" fo:text-transform="none" fo:color="#000000" loext:opacity="100%" style:font-name="ProximaNova" fo:font-size="13.5pt" fo:letter-spacing="normal" fo:font-style="normal" fo:font-weight="normal" officeooo:rsid="0013b38d" style:font-style-asian="normal" style:font-style-complex="normal"/>
    </style:style>
    <style:style style:name="T5" style:family="text">
      <style:text-properties fo:font-variant="normal" fo:text-transform="none" fo:color="#000000" loext:opacity="100%" style:font-name="ProximaNova" fo:font-size="13.5pt" fo:letter-spacing="normal" fo:font-weight="normal" fo:background-color="#edf9f9" loext:char-shading-value="0" loext:padding="0in" loext:border="none"/>
    </style:style>
    <style:style style:name="T6" style:family="text">
      <style:text-properties fo:font-variant="normal" fo:text-transform="none" fo:color="#000000" loext:opacity="100%" style:font-name="ProximaNova" fo:font-size="13.5pt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color="#000000" loext:opacity="100%" fo:letter-spacing="normal"/>
    </style:style>
    <style:style style:name="T8" style:family="text">
      <style:text-properties style:font-name="ProximaNova" fo:font-size="13.5pt" style:font-style-asian="normal" style:font-style-complex="normal"/>
    </style:style>
    <style:style style:name="T9" style:family="text">
      <style:text-properties style:font-name="ProximaNova" fo:font-size="13.5pt" officeooo:rsid="0013b38d" style:font-style-asian="normal" style:font-style-complex="normal"/>
    </style:style>
    <style:style style:name="T10" style:family="text">
      <style:text-properties style:font-name="ProximaNova" fo:font-size="13.5pt" fo:font-style="italic" style:font-style-asian="italic" style:font-style-complex="italic"/>
    </style:style>
    <style:style style:name="T11" style:family="text">
      <style:text-properties style:font-name="ProximaNova" fo:font-size="13.5pt" fo:font-style="italic" officeooo:rsid="0013b38d" style:font-style-asian="italic" style:font-style-complex="italic"/>
    </style:style>
    <style:style style:name="T12" style:family="text">
      <style:text-properties style:text-position="super 58%" style:font-name="ProximaNova" fo:font-size="13.5pt" style:font-style-asian="normal" style:font-style-complex="normal"/>
    </style:style>
    <style:style style:name="T13" style:family="text">
      <style:text-properties style:text-position="super 58%" style:font-name="ProximaNova" fo:font-size="13.5pt" officeooo:rsid="0013b38d" style:font-style-asian="normal" style:font-style-complex="normal"/>
    </style:style>
    <style:style style:name="T14" style:family="text">
      <style:text-properties style:text-position="0% 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egman, Kevin</text:span><text:span text:style-name="T1"> (2019, </text:span><text:span text:style-name="T2">July11</text:span><text:span text:style-name="T1">–1</text:span><text:span text:style-name="T2">2</text:span><text:span text:style-name="T1">). </text:span><text:span text:style-name="Emphasis"><text:span text:style-name="T5">Homeland Explosive Consequence Assessment Tool (HexCAT) medical mitigation model: Assessing the benefits of the public health response to an explosive terrorism attack</text:span></text:span><text:span text:style-name="T7"> </text:span><text:span text:style-name="T1">[Conference presentation]. </text:span><text:span text:style-name="T2">Blast Injury Conference</text:span><text:span text:style-name="T1"> 2019, </text:span><text:span text:style-name="T2">London</text:span><text:span text:style-name="T1">, </text:span><text:span text:style-name="T2">United Kingdom</text:span><text:span text:style-name="T1">.</text:span></text:p>
      <text:p text:style-name="P2"><text:span text:style-name="T1">Wegman, Kevin (2019, March XX-XX). </text:span><text:span text:style-name="T6">A Novel SME-Informed Approach to Assess the Likelihood of Long-Term Injury following Acute Exposures.</text:span><text:span text:style-name="T3"> [Conference presentation]. Society of Toxicology Annual Conference 2019, </text:span><text:span text:style-name="T4">Baltimore, MD, United States.</text:span></text:p>
      <text:p text:style-name="P5"><text:span text:style-name="T9">Wegman, K., Rodriguez, L., et al. (2018, January 28-31). </text:span><text:span text:style-name="T11">Exterior Explosive Model Development and Validation for Application in Terrorism Risk Assessment</text:span><text:span text:style-name="T9"> [Conference presentation]. 44</text:span><text:span text:style-name="T13">th</text:span><text:span text:style-name="T9"> Annual Conference on Explosive Blasting Technique 2018, San Antonia, TX, United States.</text:span></text:p>
      <text:p text:style-name="P3"><text:span text:style-name="T8">Gooding, R., et al. (2023). Homeland Explosive Consequence and Threat (HexCAT) Modeling Tool (U.S. Patent No. 11,766,294). U.S. Patent and Trademark Office. </text:span><text:a xlink:type="simple" xlink:href="https://image-ppubs.uspto.gov/dirsearch-public/print/downloadPdf/11766294" text:style-name="Internet_20_link" text:visited-style-name="Visited_20_Internet_20_Link"><text:span text:style-name="T8">https://image-ppubs.uspto.gov/dirsearch-public/print/downloadPdf/11766294</text:span></text:a><text:span text:style-name="T8"> </text:span></text:p>
      <text:p text:style-name="P4"><text:span text:style-name="T8">Wegman, Rodriguez, Mittal, Wilson, Hawkins, Bradley, and Gooding, Exterior Explosive Model Development and Validation for Application in Terrorism Risk Assessment. Proceedings from the 44th Annual Meeting of the International Society of Explosives Engineers (2018) </text:span></text:p>
      <text:p text:style-name="P4"><text:span text:style-name="T8">Hawkins, Wegman, Mittal, Rodriguez, Wilson, Bradley, and Gooding, Interior Explosive Model Development and Validation for Application in Terrorism Risk Assessment. Proceedings from the 44th Annual Meeting of the International Society of Explosives Engineers (2018) </text:span></text:p>
      <text:p text:style-name="P4"><text:span text:style-name="T8">Wegman, Zeleznik, Somes, Wilson, Hawkins, Bradley and Gooding, Interior Explosive Model Evaluation for Application in Probabilistic Risk Assessment (2016). International Society of Explosives Engineers, Orlando, FL </text:span></text:p>
      <text:p text:style-name="P4"><text:span text:style-name="T8">Wegman (2016). Numerical Modeling of a Printed Circuit Heat Exchanger Based on Experimental Results from the High-Temperature Helium Test Facility. (Electronic Thesis or Dissertation). Retrieved from https://etd.ohiolink.edu/ </text:span></text:p>
      <text:p text:style-name="P4"><text:span text:style-name="T8">Vernier, Wensing, Morin, Phillips, Rice, Wegman, Hartle, Clingan, Kecskemety and Freuler. “Design of a Full-Featured Robot Controller for Use in a First-Year Robotics Design Project,” Computers in Education, Vol. 6, No. 1 January -March 2015, pp. 55 – 72. </text:span></text:p>
      <text:p text:style-name="P4"><text:span text:style-name="T8">Harper, Zierden, Wegman, Kajfez, and Kecskemety, “Teaching Assistant Professional Development Through Design: Why They Participate and How They Benefit,” Paper presented at 2015 ASEE Annual Conference and Exposition, June 2015, Seattle, Washington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ximaNova" svg:font-family="ProximaNova, Helvetica, Arial, sans-serif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0:09:21.210364961</meta:creation-date>
    <dc:date>2023-10-10T10:58:44.516619826</dc:date>
    <meta:editing-duration>PT8M3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317" meta:character-count="2499" meta:non-whitespace-character-count="2185"/>
  </office:meta>
</office:document-meta>
</file>